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Mangal1" svg:font-family="Mangal"/>
    <style:font-face style:name="arial" svg:font-family="arial, helvetica, clean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71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2.302cm"/>
    </style:style>
    <style:style style:name="Tabla1.E" style:family="table-column">
      <style:table-column-properties style:column-width="3.39cm"/>
    </style:style>
    <style:style style:name="Tabla1.F" style:family="table-column">
      <style:table-column-properties style:column-width="2.674cm"/>
    </style:style>
    <style:style style:name="Tabla1.A1" style:family="table-cell">
      <style:table-cell-properties style:vertical-align="middle" fo:padding="0.049cm" fo:border="0.05pt solid #000000"/>
    </style:style>
    <style:style style:name="Tabla1.B5" style:family="table-cell">
      <style:table-cell-properties fo:padding="0.053cm" fo:border="none"/>
    </style:style>
    <style:style style:name="P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5b6e8" officeooo:paragraph-rsid="0015b6e8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15b6e8" style:font-size-asian="12pt" style:font-size-complex="12pt"/>
    </style:style>
    <style:style style:name="P5" style:family="paragraph" style:parent-style-name="Standard">
      <style:text-properties style:font-name="Times New Roman" fo:font-size="12pt" officeooo:rsid="0015b6e8" officeooo:paragraph-rsid="0015b6e8" style:font-size-asian="12pt" style:font-size-complex="12pt"/>
    </style:style>
    <style:style style:name="P6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style:font-name="Times New Roman" fo:font-size="12pt" fo:font-style="normal" fo:font-weight="bold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15b6e8" officeooo:paragraph-rsid="0015b6e8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officeooo:rsid="0015b6e8" officeooo:paragraph-rsid="0015b6e8" style:font-size-asian="12pt" style:font-size-complex="12pt"/>
    </style:style>
    <style:style style:name="P11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15b6e8"/>
    </style:style>
    <style:style style:name="T2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-asian="arial" style:font-style-asian="normal" style:font-weight-asian="normal" style:font-name-complex="ari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yui_3_9_1_2_1452872230633_205"/>1-Quina és la longitud del prefix per a una màscara 255.255.0.0?</text:h>
      <text:p text:style-name="P5">16 bits</text:p>
      <text:p text:style-name="P1">2- Identifiqueu la classe d’adreça IP de les adreces següents:</text:p>
      <text:list xml:id="list3707343324506466064" text:style-name="L1">
        <text:list-item>
          <text:p text:style-name="P3">155.123.45.23 <text:span text:style-name="T1">Classe B</text:span></text:p>
        </text:list-item>
        <text:list-item>
          <text:p text:style-name="P3">221.21.202.2 <text:span text:style-name="T1">Classe C</text:span></text:p>
        </text:list-item>
        <text:list-item>
          <text:p text:style-name="P3">85.3.32.44 <text:span text:style-name="T1">Classe A</text:span></text:p>
        </text:list-item>
        <text:list-item>
          <text:p text:style-name="P3">192.168.23.54 <text:span text:style-name="T1">Classe B</text:span></text:p>
        </text:list-item>
      </text:list>
      <text:p text:style-name="P2">3- Interpreteu les adreces IP següents, indicant si són correctes o errònies i indicant si denoten un ordinador, una xarxa o corresponen a adreces especials.</text:p>
      <text:p text:style-name="P4">158.42.0.0 <text:span text:style-name="T1">Ip de red</text:span></text:p>
      <text:p text:style-name="P4">158.42.53.0 <text:span text:style-name="T1">Ip de red</text:span> </text:p>
      <text:p text:style-name="P4">192.1.1.128/25 <text:span text:style-name="T1">Ip de red</text:span> </text:p>
      <text:p text:style-name="P4">254.2.3.7 <text:span text:style-name="T1">Ip de ordenador</text:span></text:p>
      <text:p text:style-name="P4">158.42.181.255/23 <text:span text:style-name="T1">Ip de broadcast</text:span> </text:p>
      <text:p text:style-name="P4">134.42.1.13 <text:span text:style-name="T1">ip de ordenador</text:span></text:p>
      <text:p text:style-name="P4">158.42.180.0 <text:span text:style-name="T1">Ip de red</text:span></text:p>
      <text:p text:style-name="P4">224.215.243.231 <text:span text:style-name="T1">Ip de ordenador</text:span> </text:p>
      <text:p text:style-name="P4">80.3.4.9 <text:span text:style-name="T1">Ip de ordenador</text:span></text:p>
      <text:p text:style-name="P4">10.0.0.7/30 <text:span text:style-name="T1">La mascara es incorrecta para la ip de clase A</text:span></text:p>
      <text:p text:style-name="P4">158.0.0.0 <text:span text:style-name="T1">Ip de red</text:span></text:p>
      <text:p text:style-name="P4">192.0.0.1 <text:span text:style-name="T1">Ip de ordenador</text:span></text:p>
      <text:p text:style-name="P4">255.255.255.0 <text:span text:style-name="T1">Mascara</text:span></text:p>
      <text:p text:style-name="P4">80.250.255.255 <text:span text:style-name="T1">Ip de broadcast</text:span></text:p>
      <text:p text:style-name="P4">127.12.0.7 <text:span text:style-name="T1">Ip de equipo </text:span></text:p>
      <text:p text:style-name="P4">192.0.0.0 <text:span text:style-name="T1">Ip de red</text:span></text:p>
      <text:p text:style-name="P4">255.255.255.255 <text:span text:style-name="T1">Ip de broadcast</text:span> </text:p>
      <text:p text:style-name="P4">80.255.255.255 <text:span text:style-name="T1">Ip de broadcast</text:span></text:p>
      <text:p text:style-name="P4">192.42.181.255/23 <text:span text:style-name="T1">Ip de broadcast</text:span></text:p>
      <text:p text:style-name="P4">4- Completeu la taula següent amb les característiques (classe de xarxa, adreça de xarxa, adreça de l'ordinador, adreça de difusió i màscara predeterminada) de les adreces IP proporcionades.</text:p>
      <table:table table:name="Tabla1" table:style-name="Tabla1">
        <table:table-column table:style-name="Tabla1.A"/>
        <table:table-column table:style-name="Tabla1.B" table:number-columns-repeated="2"/>
        <table:table-column table:style-name="Tabla1.A"/>
        <table:table-column table:style-name="Tabla1.E"/>
        <table:table-column table:style-name="Tabla1.F"/>
        <table:table-row>
          <table:table-cell table:style-name="Tabla1.A1" office:value-type="string">
            <text:p text:style-name="P6">Adreça IP</text:p>
          </table:table-cell>
          <table:table-cell table:style-name="Tabla1.A1" office:value-type="string">
            <text:p text:style-name="P6">Classe</text:p>
          </table:table-cell>
          <table:table-cell table:style-name="Tabla1.A1" office:value-type="string">
            <text:p text:style-name="P6">Adreça de xarxa</text:p>
          </table:table-cell>
          <table:table-cell table:style-name="Tabla1.A1" office:value-type="string">
            <text:p text:style-name="P6">Adreça de l’ordinador</text:p>
          </table:table-cell>
          <table:table-cell table:style-name="Tabla1.A1" office:value-type="string">
            <text:p text:style-name="P6">Adreça de difusió</text:p>
          </table:table-cell>
          <table:table-cell table:style-name="Tabla1.A1" office:value-type="string">
            <text:p text:style-name="P6">Màscara</text:p>
          </table:table-cell>
        </table:table-row>
        <table:table-row>
          <table:table-cell table:style-name="Tabla1.A1" office:value-type="string">
            <text:p text:style-name="P9">121.121.122.2</text:p>
          </table:table-cell>
          <table:table-cell table:style-name="Tabla1.A1" office:value-type="string">
            <text:p text:style-name="P10">A</text:p>
          </table:table-cell>
          <table:table-cell table:style-name="Tabla1.A1" office:value-type="string">
            <text:p text:style-name="P10">121,0,0,0</text:p>
          </table:table-cell>
          <table:table-cell table:style-name="Tabla1.A1" office:value-type="string">
            <text:p text:style-name="P10">121,121,121,2</text:p>
          </table:table-cell>
          <table:table-cell table:style-name="Tabla1.A1" office:value-type="string">
            <text:p text:style-name="P10">121,255,255,255</text:p>
          </table:table-cell>
          <table:table-cell table:style-name="Tabla1.A1" office:value-type="string">
            <text:p text:style-name="P10">255,0,0,0</text:p>
          </table:table-cell>
        </table:table-row>
        <table:table-row>
          <table:table-cell table:style-name="Tabla1.A1" office:value-type="string">
            <text:p text:style-name="P9">148.3.221.241</text:p>
          </table:table-cell>
          <table:table-cell table:style-name="Tabla1.A1" office:value-type="string">
            <text:p text:style-name="P10">B</text:p>
          </table:table-cell>
          <table:table-cell table:style-name="Tabla1.A1" office:value-type="string">
            <text:p text:style-name="P10">148,3,0,0</text:p>
          </table:table-cell>
          <table:table-cell table:style-name="Tabla1.A1" office:value-type="string">
            <text:p text:style-name="P10">148,3,221,241</text:p>
          </table:table-cell>
          <table:table-cell table:style-name="Tabla1.A1" office:value-type="string">
            <text:p text:style-name="P10">148,3,255,255</text:p>
          </table:table-cell>
          <table:table-cell table:style-name="Tabla1.A1" office:value-type="string">
            <text:p text:style-name="P10">255,255,0,0</text:p>
          </table:table-cell>
        </table:table-row>
        <table:table-row>
          <table:table-cell table:style-name="Tabla1.A1" office:value-type="string">
            <text:p text:style-name="P9">177.13.42.112</text:p>
          </table:table-cell>
          <table:table-cell table:style-name="Tabla1.A1" office:value-type="string">
            <text:p text:style-name="P10">B</text:p>
          </table:table-cell>
          <table:table-cell table:style-name="Tabla1.A1" office:value-type="string">
            <text:p text:style-name="P10">177,13,0,0</text:p>
          </table:table-cell>
          <table:table-cell table:style-name="Tabla1.A1" office:value-type="string">
            <text:p text:style-name="P10">177,13,42,112</text:p>
          </table:table-cell>
          <table:table-cell table:style-name="Tabla1.A1" office:value-type="string">
            <text:p text:style-name="P10">177,13,255,255</text:p>
          </table:table-cell>
          <table:table-cell table:style-name="Tabla1.A1" office:value-type="string">
            <text:p text:style-name="P10">255,255,0,0</text:p>
          </table:table-cell>
        </table:table-row>
        <table:table-row>
          <table:table-cell table:style-name="Tabla1.A1" office:value-type="string">
            <text:p text:style-name="P8">142.226.2.11<text:span text:style-name="T3"><text:line-break/></text:span></text:p>
          </table:table-cell>
          <table:table-cell table:style-name="Tabla1.B5" table:number-columns-spanned="5" office:value-type="string">
            <text:p text:style-name="P7">B <text:s text:c="18"/>142,226,0,0 <text:s/>142,226,2,11 <text:s text:c="10"/>142,226,255,255 <text:s text:c="3"/>255,255,0,0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Mangal1" svg:font-family="Mangal"/>
    <style:font-face style:name="arial" svg:font-family="arial, helvetica, clean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6:38:28.449000000</meta:creation-date>
    <dc:date>2016-01-15T16:52:14.624000000</dc:date>
    <meta:editing-duration>PT13M46S</meta:editing-duration>
    <meta:editing-cycles>1</meta:editing-cycles>
    <meta:document-statistic meta:table-count="1" meta:image-count="0" meta:object-count="0" meta:page-count="1" meta:paragraph-count="54" meta:word-count="210" meta:character-count="1446" meta:non-whitespace-character-count="1255"/>
    <meta:generator>LibreOffice/5.0.1.2$Windows_x86 LibreOffice_project/81898c9f5c0d43f3473ba111d7b351050be20261</meta:generator>
  </office:meta>
</office:document-meta>
</file>